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rojectGroupMembers" style:family="table">
      <style:table-properties style:width="17cm" table:align="margins"/>
    </style:style>
    <style:style style:name="ProjectGroupMembers.A" style:family="table-column">
      <style:table-column-properties style:column-width="5.667cm" style:rel-column-width="21845*"/>
    </style:style>
    <style:style style:name="ProjectGroupMember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jectGroupMembers.C1" style:family="table-cell">
      <style:table-cell-properties fo:padding="0.097cm" fo:border="0.05pt solid #000000"/>
    </style:style>
    <style:style style:name="ProjectGroupMembers.A2" style:family="table-cell">
      <style:table-cell-properties fo:padding="0.097cm" fo:border-left="0.05pt solid #000000" fo:border-right="none" fo:border-top="none" fo:border-bottom="0.05pt solid #000000"/>
    </style:style>
    <style:style style:name="ProjectGroupMembers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ject Group Members</text:p>
      <text:p text:style-name="Text_20_body"/>
      <table:table table:name="ProjectGroupMembers" table:style-name="ProjectGroupMembers">
        <table:table-column table:style-name="ProjectGroupMembers.A" table:number-columns-repeated="3"/>
        <table:table-row>
          <table:table-cell table:style-name="ProjectGroupMembers.A1" office:value-type="string">
            <text:p text:style-name="Table_20_Contents">Roll No.</text:p>
          </table:table-cell>
          <table:table-cell table:style-name="ProjectGroupMembers.A1" office:value-type="string">
            <text:p text:style-name="Table_20_Contents">Name</text:p>
          </table:table-cell>
          <table:table-cell table:style-name="ProjectGroupMembers.C1" office:value-type="string">
            <text:p text:style-name="Table_20_Contents">Preferred Guides</text:p>
          </table:table-cell>
        </table:table-row>
        <table:table-row>
          <table:table-cell table:style-name="ProjectGroupMembers.A2" office:value-type="string">
            <text:p text:style-name="Table_20_Contents">4529</text:p>
          </table:table-cell>
          <table:table-cell table:style-name="ProjectGroupMembers.A2" office:value-type="string">
            <text:p text:style-name="Table_20_Contents">Akash Kothawale</text:p>
          </table:table-cell>
          <table:table-cell table:style-name="ProjectGroupMembers.C2" table:number-rows-spanned="4" office:value-type="string">
            <text:p text:style-name="Table_20_Contents">1.</text:p>
            <text:p text:style-name="Table_20_Contents">2.</text:p>
            <text:p text:style-name="Table_20_Contents">3.</text:p>
          </table:table-cell>
        </table:table-row>
        <table:table-row>
          <table:table-cell table:style-name="ProjectGroupMembers.A2" office:value-type="string">
            <text:p text:style-name="Table_20_Contents">4520</text:p>
          </table:table-cell>
          <table:table-cell table:style-name="ProjectGroupMembers.A2" office:value-type="string">
            <text:p text:style-name="Table_20_Contents">Mayur Jadhav</text:p>
          </table:table-cell>
          <table:covered-table-cell/>
        </table:table-row>
        <table:table-row>
          <table:table-cell table:style-name="ProjectGroupMembers.A2" office:value-type="string">
            <text:p text:style-name="Table_20_Contents">4511</text:p>
          </table:table-cell>
          <table:table-cell table:style-name="ProjectGroupMembers.A2" office:value-type="string">
            <text:p text:style-name="Table_20_Contents">Vishal Dawange</text:p>
          </table:table-cell>
          <table:covered-table-cell/>
        </table:table-row>
        <table:table-row>
          <table:table-cell table:style-name="ProjectGroupMembers.A2" office:value-type="string">
            <text:p text:style-name="Table_20_Contents">4536</text:p>
          </table:table-cell>
          <table:table-cell table:style-name="ProjectGroupMembers.A2" office:value-type="string">
            <text:p text:style-name="Table_20_Contents">Prasad Muley</text:p>
          </table:table-cell>
          <table:covered-table-cell/>
        </table:table-row>
      </table:table>
      <text:p text:style-name="Standard"/>
      <text:p text:style-name="Standard">Project Title:</text:p>
      <text:p text:style-name="Standard"/>
      <text:p text:style-name="Standard">Sponsorship: Dreamz Group</text:p>
      <text:p text:style-name="Standard"/>
      <text:p text:style-name="Standard">External Guide: Vedang Manerikar &amp; Gaurav Jain</text:p>
      <text:p text:style-name="Standard"/>
      <text:p text:style-name="Standard">Synopsis:</text:p>
      <text:p text:style-name="Standard"/>
      <text:p text:style-name="Standard">Problem Statement:</text:p>
      <text:p text:style-name="Standard"/>
      <text:p text:style-name="Standard">Application/Context:</text:p>
      <text:p text:style-name="Standard"/>
      <text:p text:style-name="Standard">Concept:</text:p>
      <text:p text:style-name="Standard"/>
      <text:p text:style-name="Standard">H/w and S/w Resources:</text:p>
      <text:p text:style-name="Standard"/>
      <text:p text:style-name="Standard">References: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ash Kothawale</meta:initial-creator>
    <meta:creation-date>2012-07-30T20:07:33</meta:creation-date>
    <dc:date>2012-07-30T20:11:54</dc:date>
    <dc:creator>Akash Kothawale</dc:creator>
    <meta:editing-duration>PT4M21S</meta:editing-duration>
    <meta:editing-cycles>2</meta:editing-cycles>
    <meta:generator>LibreOffice/3.4$Unix LibreOffice_project/340m1$Build-402</meta:generator>
    <meta:document-statistic meta:table-count="1" meta:image-count="0" meta:object-count="0" meta:page-count="1" meta:paragraph-count="24" meta:word-count="45" meta:character-count="306" meta:non-whitespace-character-count="276"/>
  </office:meta>
</office:document-meta>
</file>